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AA00000034E901CA56D.svm" manifest:media-type=""/>
  <manifest:file-entry manifest:full-path="Pictures/20000001000002720000012D1FCF2084.svm" manifest:media-type=""/>
  <manifest:file-entry manifest:full-path="Pictures/20000001000001D100000129A37F3893.svm" manifest:media-type=""/>
  <manifest:file-entry manifest:full-path="Pictures/20000001000001CD0000012DBE74C9DE.svm" manifest:media-type=""/>
  <manifest:file-entry manifest:full-path="Pictures/20000001000001CD00000129C4F4D402.svm" manifest:media-type=""/>
  <manifest:file-entry manifest:full-path="Pictures/20000001000001640000012D60A1FB1C.svm" manifest:media-type=""/>
  <manifest:file-entry manifest:full-path="Pictures/200000010000016400000129B6113C1E.svm" manifest:media-type=""/>
  <manifest:file-entry manifest:full-path="Pictures/20000001000002690000013145689BC3.svm" manifest:media-type=""/>
  <manifest:file-entry manifest:full-path="Pictures/200000010000026E0000012D2B1C45BB.svm" manifest:media-type=""/>
  <manifest:file-entry manifest:full-path="Pictures/2000000200000119000000F95CB56381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4" style:family="graphic" style:parent-style-name="standard">
      <style:graphic-properties draw:stroke="none" draw:fill="none" draw:ole-draw-aspect="1" style:protect="size"/>
    </style:style>
    <style:style style:name="gr5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.035cm" draw:stroke-linejoin="miter" draw:fill="solid" draw:fill-color="#ffffff"/>
    </style:style>
    <style:style style:name="gr14" style:family="graphic" style:parent-style-name="standard">
      <style:graphic-properties draw:stroke="none" svg:stroke-width="0.035cm" draw:stroke-linejoin="miter" draw:fill="solid" draw:fill-color="#000000"/>
    </style:style>
    <style:style style:name="gr15" style:family="graphic" style:parent-style-name="standard">
      <style:graphic-properties TexMathsArgs="10§display§R_E=10 \left(\frac{R_B}{\beta+1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05cm" svg:height="5.438cm" svg:x="1.155cm" svg:y="0.359cm">
          <draw:image xlink:href="Pictures/2000000200000119000000F95CB56381.eps" xlink:type="simple" xlink:show="embed" xlink:actuate="onLoad">
            <text:p/>
          </draw:image>
        </draw:frame>
        <draw:custom-shape draw:style-name="gr2" draw:text-style-name="P1" draw:layer="layout" svg:width="0.914cm" svg:height="3.447cm" svg:x="5.305cm" svg:y="1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14cm" svg:height="1.455cm" svg:x="2.282cm" svg:y="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489cm" svg:y1="4.021cm" svg:x2="3.489cm" svg:y2="4.214cm">
          <text:p/>
        </draw:line>
        <draw:line draw:style-name="gr3" draw:text-style-name="P1" draw:layer="layout" svg:x1="5.314cm" svg:y1="2.997cm" svg:x2="5.314cm" svg:y2="3.19cm">
          <text:p/>
        </draw:line>
        <draw:frame draw:style-name="gr4" draw:layer="layout" svg:width="0.368cm" svg:height="0.308cm" svg:x="3.304cm" svg:y="2.95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424cm" svg:height="0.308cm" svg:x="3.942cm" svg:y="3.713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1" draw:layer="layout" svg:width="0.745cm" svg:height="0.36cm" svg:x="0.337cm" svg:y="3.837cm">
          <draw:image xlink:href="Pictures/200000010000026E0000012D2B1C45BB.svm" xlink:type="simple" xlink:show="embed" xlink:actuate="onLoad">
            <text:p/>
          </draw:image>
        </draw:frame>
        <draw:frame draw:style-name="gr6" draw:text-style-name="P1" draw:layer="layout" svg:width="0.739cm" svg:height="0.365cm" svg:x="7.407cm" svg:y="2.7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426cm" svg:height="0.355cm" svg:x="2.67cm" svg:y="3.895cm">
          <draw:image xlink:href="Pictures/200000010000016400000129B6113C1E.svm" xlink:type="simple" xlink:show="embed" xlink:actuate="onLoad">
            <text:p/>
          </draw:image>
        </draw:frame>
        <draw:frame draw:style-name="gr8" draw:text-style-name="P1" draw:layer="layout" svg:width="0.426cm" svg:height="0.36cm" svg:x="5.542cm" svg:y="2.76cm">
          <draw:image xlink:href="Pictures/20000001000001640000012D60A1FB1C.svm" xlink:type="simple" xlink:show="embed" xlink:actuate="onLoad">
            <text:p/>
          </draw:image>
        </draw:frame>
        <draw:frame draw:style-name="gr9" draw:text-style-name="P1" draw:layer="layout" svg:width="0.552cm" svg:height="0.355cm" svg:x="2.53cm" svg:y="2.195cm">
          <draw:image xlink:href="Pictures/20000001000001CD00000129C4F4D402.svm" xlink:type="simple" xlink:show="embed" xlink:actuate="onLoad">
            <text:p/>
          </draw:image>
        </draw:frame>
        <draw:frame draw:style-name="gr10" draw:text-style-name="P1" draw:layer="layout" svg:width="0.552cm" svg:height="0.36cm" svg:x="3.646cm" svg:y="1.078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557cm" svg:height="0.355cm" svg:x="3.682cm" svg:y="4.16cm">
          <draw:image xlink:href="Pictures/20000001000001D100000129A37F3893.svm" xlink:type="simple" xlink:show="embed" xlink:actuate="onLoad">
            <text:p/>
          </draw:image>
        </draw:frame>
        <draw:frame draw:style-name="gr12" draw:text-style-name="P1" draw:layer="layout" svg:width="0.625cm" svg:height="0.3cm" svg:x="3.458cm" svg:y="3.3cm">
          <draw:image xlink:href="Pictures/20000001000002720000012D1FCF2084.svm" xlink:type="simple" xlink:show="embed" xlink:actuate="onLoad">
            <text:p/>
          </draw:image>
        </draw:frame>
        <draw:g>
          <svg:title>TexMaths</svg:title>
          <svg:desc>10§latex§\begin{align*}
V_{BB}&amp;=\frac{I_E R_B}{\beta+1}+V_{BE}+I_E R_E\\
I_E&amp;=\frac{V_{BB}-V_{BE}}{\frac{R_B}{\beta+1}+R_E} \approx I_C
\end{Align*}§svg§600§FALSE§</svg:desc>
          <draw:polygon draw:style-name="gr13" draw:layer="layout" svg:width="4.529cm" svg:height="1.849cm" svg:x="8.247cm" svg:y="0.398cm" svg:viewBox="0 0 4530 1850" draw:points="2265,1850 0,1850 0,0 4530,0 4530,1850">
            <text:p/>
          </draw:polygon>
          <draw:path draw:style-name="gr14" draw:layer="layout" svg:width="0.251cm" svg:height="0.248cm" svg:x="8.267cm" svg:y="0.636cm" svg:viewBox="0 0 252 249" svg:d="M202 40c17-27 32-28 45-29 4 0 5-6 5-7 0-3-2-4-5-4-9 0-19 1-29 1-12 0-24-1-35-1-2 0-7 0-7 7 0 4 4 4 6 4 10 1 16 4 16 12 0 5-5 13-5 13l-108 172-24-186c0-6 8-11 24-11 5 0 9 0 9-7 0-3-3-4-5-4-14 0-29 1-44 1-6 0-13 0-19 0-7 0-13-1-19-1-3 0-7 0-7 7 0 4 3 4 9 4 20 0 20 3 21 12l28 218c1 7 2 8 7 8 6 0 7-2 10-7z">
            <text:p/>
          </draw:path>
          <draw:path draw:style-name="gr14" draw:layer="layout" svg:width="0.188cm" svg:height="0.168cm" svg:x="8.47cm" svg:y="0.761cm" svg:viewBox="0 0 189 169" svg:d="M29 150c-2 8-3 10-22 10-4 0-7 0-7 5 0 4 3 4 7 4h96c42 0 74-28 74-53 0-18-16-33-43-35 30-6 55-25 55-46 0-19-19-35-51-35h-90c-5 0-8 0-8 5 0 4 3 4 8 4 0 0 5 0 9 0 6 1 6 1 6 4 0 0 0 2-1 5zM69 78l15-61c2-7 2-8 12-8h38c25 0 31 16 31 26 0 20-23 43-56 43zM57 160c-8 0-8 0-8-2 0-1 0-2 1-6l17-67h52c24 0 33 15 33 29 0 25-25 46-55 46z">
            <text:p/>
          </draw:path>
          <draw:path draw:style-name="gr14" draw:layer="layout" svg:width="0.188cm" svg:height="0.168cm" svg:x="8.694cm" svg:y="0.761cm" svg:viewBox="0 0 189 169" svg:d="M29 150c-2 8-3 10-22 10-4 0-7 0-7 5 0 4 3 4 7 4h96c42 0 74-28 74-53 0-18-16-33-43-35 30-6 55-25 55-46 0-19-19-35-51-35h-90c-5 0-8 0-8 5 0 4 3 4 8 4 0 0 5 0 9 0 6 1 6 1 6 4 0 0 0 2-1 5zM69 78l15-61c2-7 2-8 12-8h38c25 0 31 16 31 26 0 20-23 43-56 43zM57 160c-8 0-8 0-8-2 0-1 0-2 1-6l17-67h52c24 0 33 15 33 29 0 25-25 46-55 46z">
            <text:p/>
          </draw:path>
          <draw:path draw:style-name="gr14" draw:layer="layout" svg:width="0.234cm" svg:height="0.082cm" svg:x="9.036cm" svg:y="0.747cm" svg:viewBox="0 0 235 83" svg:d="M223 14c5 0 12 0 12-7s-7-7-12-7h-211c-5 0-12 0-12 7s7 7 12 7zM223 83c5 0 12 0 12-7s-7-7-12-7h-211c-5 0-12 0-12 7s7 7 12 7z">
            <text:p/>
          </draw:path>
          <draw:path draw:style-name="gr14" draw:layer="layout" svg:width="0.163cm" svg:height="0.24cm" svg:x="9.441cm" svg:y="0.398cm" svg:viewBox="0 0 164 241" svg:d="M120 27c3-13 4-16 32-16 9 0 12 0 12-7 0-4-4-4-6-4-10 0-36 1-46 1-11 0-37-1-47-1-3 0-7 0-7 7 0 4 3 4 10 4 14 0 24 0 24 7 0 1 0 2-1 5l-48 191c-3 13-4 16-32 16-8 0-11 0-11 7 0 4 4 4 5 4 11 0 36-1 47-1 10 0 36 1 47 1 3 0 7 0 7-7 0-4-3-4-11-4-6 0-8 0-15-1-7 0-9-2-9-6 0-2 1-5 2-8z">
            <text:p/>
          </draw:path>
          <draw:path draw:style-name="gr14" draw:layer="layout" svg:width="0.19cm" svg:height="0.167cm" svg:x="9.6cm" svg:y="0.524cm" svg:viewBox="0 0 191 168" svg:d="M179 111c1-3 1-4 1-5s-1-3-4-3c0 0-2 0-3 1 0 0 0 1-3 7-16 36-29 48-69 48h-42c-8 0-8 0-8-2 0-1 0-2 1-6l16-66h28c19 0 22 3 22 12 0 2 0 6-1 11-1 2-1 2-1 3 0 0 0 3 4 3s4-1 5-5l13-55c1-3 1-3 1-3 0-3-2-4-4-4-3 0-3 2-5 7-5 19-13 22-34 22h-26l15-59c2-7 3-8 13-8h40c33 0 41 7 41 29 0 6-1 13-1 15s1 4 4 4c4 0 4-2 4-7l5-43c1-7-1-7-7-7h-136c-5 0-8 0-8 5 0 4 3 4 8 4 4 0 5 0 9 0 5 1 6 1 6 4 0 2-1 4-1 5l-33 130c-2 9-2 11-22 11-4 0-7 0-7 6 0 3 3 3 7 3h140c6 0 7 0 9-4z">
            <text:p/>
          </draw:path>
          <draw:path draw:style-name="gr14" draw:layer="layout" svg:width="0.251cm" svg:height="0.248cm" svg:x="9.835cm" svg:y="0.398cm" svg:viewBox="0 0 252 249" svg:d="M118 24c2-8 3-12 10-13 3 0 14 0 21 0 25 0 64 0 64 35 0 12-5 36-19 50-9 9-28 20-60 20h-39zM169 121c35-8 77-32 77-68 0-30-31-53-78-53h-100c-7 0-10 0-10 7 0 4 3 4 9 4 1 0 8 0 14 1 6 0 9 1 9 5 0 2 0 3-1 7l-47 189c-4 14-5 17-32 17-7 0-10 0-10 7 0 4 4 4 5 4 10 0 35-1 44-1 10 0 35 1 45 1 3 0 7 0 7-7 0-4-3-4-10-4-13 0-23 0-23-6 0-2 1-4 2-6l23-94h42c32 0 38 20 38 32 0 6-3 17-5 25-2 10-5 23-5 30 0 38 42 38 47 38 30 0 42-36 42-41 0-4-4-4-4-4-3 0-4 2-5 5-9 26-24 32-32 32-12 0-14-8-14-22 0-10 2-28 3-40 1-5 2-11 2-16 0-27-24-38-33-42z">
            <text:p/>
          </draw:path>
          <draw:path draw:style-name="gr14" draw:layer="layout" svg:width="0.188cm" svg:height="0.168cm" svg:x="10.106cm" svg:y="0.523cm" svg:viewBox="0 0 189 169" svg:d="M29 150c-2 8-3 10-22 10-4 0-7 0-7 5 0 4 3 4 7 4h96c42 0 74-28 74-53 0-18-16-33-43-35 30-6 55-25 55-46 0-19-19-35-51-35h-90c-5 0-8 0-8 5 0 4 3 4 8 4 0 0 5 0 9 0 6 1 6 1 6 4 0 0 0 2-1 5zM69 78l15-61c2-7 2-8 12-8h38c25 0 31 16 31 26 0 20-23 43-56 43zM57 160c-8 0-8 0-8-2 0-1 0-2 1-6l17-67h52c24 0 33 15 33 29 0 25-25 46-55 46z">
            <text:p/>
          </draw:path>
          <draw:polygon draw:style-name="gr14" draw:layer="layout" svg:width="0.901cm" svg:height="0.014cm" svg:x="9.429cm" svg:y="0.781cm" svg:viewBox="0 0 902 15" draw:points="451,15 0,15 0,0 902,0 902,15">
            <text:p/>
          </draw:polygon>
          <draw:path draw:style-name="gr14" draw:layer="layout" svg:width="0.192cm" svg:height="0.316cm" svg:x="9.479cm" svg:y="0.869cm" svg:viewBox="0 0 193 317" svg:d="M193 48c0-26-20-48-48-48-21 0-31 6-43 15-20 14-39 48-46 75l-56 224c0 1 1 3 4 3s4 0 5-1l24-98c7 21 23 34 48 34 26 0 53-12 68-27 17-17 29-39 29-65s-13-44-26-53c20-11 41-33 41-59zM129 107c-5 2-8 2-17 2-5 0-12 1-16-1 1-4 14-3 18-3 7 0 10 0 15 2zM173 40c0 25-14 50-32 61-10-3-17-4-27-4-8 0-27 0-27 11-1 10 18 9 24 9 13 0 18 0 29-5 13 13 15 24 15 40 1 21-7 47-17 61-14 19-38 32-58 32-27 0-40-21-40-46 0-3 0-9 2-15l22-90c8-30 34-86 76-86 20 0 33 11 33 32z">
            <text:p/>
          </draw:path>
          <draw:path draw:style-name="gr14" draw:layer="layout" svg:width="0.234cm" svg:height="0.234cm" svg:x="9.783cm" svg:y="0.912cm" svg:viewBox="0 0 235 235" svg:d="M125 125h98c5 0 12 0 12-7 0-8-7-8-12-8h-98v-98c0-5 0-12-7-12-8 0-8 7-8 12v98h-98c-5 0-12 0-12 8 0 7 7 7 12 7h98v98c0 5 0 12 8 12 7 0 7-7 7-12z">
            <text:p/>
          </draw:path>
          <draw:path draw:style-name="gr14" draw:layer="layout" svg:width="0.116cm" svg:height="0.234cm" svg:x="10.146cm" svg:y="0.883cm" svg:viewBox="0 0 117 235" svg:d="M73 9c0-8 0-9-8-9-22 23-54 23-65 23v11c7 0 28 0 46-10v183c0 13-1 17-33 17h-11v11c13-1 43-1 58-1 14 0 45 0 57 1v-11h-11c-32 0-33-4-33-17z">
            <text:p/>
          </draw:path>
          <draw:path draw:style-name="gr14" draw:layer="layout" svg:width="0.234cm" svg:height="0.234cm" svg:x="10.47cm" svg:y="0.671cm" svg:viewBox="0 0 235 235" svg:d="M125 125h98c5 0 12 0 12-7 0-8-7-8-12-8h-98v-98c0-5 0-12-7-12-8 0-8 7-8 12v98h-98c-5 0-12 0-12 8 0 7 7 7 12 7h98v98c0 5 0 12 8 12 7 0 7-7 7-12z">
            <text:p/>
          </draw:path>
          <draw:path draw:style-name="gr14" draw:layer="layout" svg:width="0.251cm" svg:height="0.248cm" svg:x="10.821cm" svg:y="0.636cm" svg:viewBox="0 0 252 249" svg:d="M202 40c17-27 32-28 45-29 4 0 5-6 5-7 0-3-2-4-5-4-9 0-19 1-29 1-12 0-24-1-35-1-2 0-7 0-7 7 0 4 4 4 6 4 10 1 16 4 16 12 0 5-5 13-5 13l-108 172-24-186c0-6 8-11 24-11 5 0 9 0 9-7 0-3-3-4-5-4-14 0-29 1-44 1-6 0-13 0-19 0-7 0-13-1-19-1-3 0-7 0-7 7 0 4 3 4 9 4 20 0 20 3 21 12l28 218c1 7 2 8 7 8 6 0 7-2 10-7z">
            <text:p/>
          </draw:path>
          <draw:path draw:style-name="gr14" draw:layer="layout" svg:width="0.188cm" svg:height="0.168cm" svg:x="11.024cm" svg:y="0.761cm" svg:viewBox="0 0 189 169" svg:d="M29 150c-2 8-3 10-22 10-4 0-7 0-7 5 0 4 3 4 7 4h96c42 0 74-28 74-53 0-18-16-33-43-35 30-6 55-25 55-46 0-19-19-35-51-35h-90c-5 0-8 0-8 5 0 4 3 4 8 4 0 0 5 0 9 0 6 1 6 1 6 4 0 0 0 2-1 5zM69 78l15-61c2-7 2-8 12-8h38c25 0 31 16 31 26 0 20-23 43-56 43zM57 160c-8 0-8 0-8-2 0-1 0-2 1-6l17-67h52c24 0 33 15 33 29 0 25-25 46-55 46z">
            <text:p/>
          </draw:path>
          <draw:path draw:style-name="gr14" draw:layer="layout" svg:width="0.19cm" svg:height="0.167cm" svg:x="11.248cm" svg:y="0.762cm" svg:viewBox="0 0 191 168" svg:d="M179 111c1-3 1-4 1-5s-1-3-4-3c0 0-2 0-3 1 0 0 0 1-3 7-16 36-29 48-69 48h-42c-8 0-8 0-8-2 0-1 0-2 1-6l16-66h28c19 0 22 3 22 12 0 2 0 6-1 11-1 2-1 2-1 3 0 0 0 3 4 3s4-1 5-5l13-55c1-3 1-3 1-3 0-3-2-4-4-4-3 0-3 2-5 7-5 19-13 22-34 22h-26l15-59c2-7 3-8 13-8h40c33 0 41 7 41 29 0 6-1 13-1 15s1 4 4 4c4 0 4-2 4-7l5-43c1-7-1-7-7-7h-136c-5 0-8 0-8 5 0 4 3 4 8 4 4 0 5 0 9 0 5 1 6 1 6 4 0 2-1 4-1 5l-33 130c-2 9-2 11-22 11-4 0-7 0-7 6 0 3 3 3 7 3h140c6 0 7 0 9-4z">
            <text:p/>
          </draw:path>
          <draw:path draw:style-name="gr14" draw:layer="layout" svg:width="0.234cm" svg:height="0.234cm" svg:x="11.566cm" svg:y="0.671cm" svg:viewBox="0 0 235 235" svg:d="M125 125h98c5 0 12 0 12-7 0-8-7-8-12-8h-98v-98c0-5 0-12-7-12-8 0-8 7-8 12v98h-98c-5 0-12 0-12 8 0 7 7 7 12 7h98v98c0 5 0 12 8 12 7 0 7-7 7-12z">
            <text:p/>
          </draw:path>
          <draw:path draw:style-name="gr14" draw:layer="layout" svg:width="0.163cm" svg:height="0.24cm" svg:x="11.91cm" svg:y="0.636cm" svg:viewBox="0 0 164 241" svg:d="M120 27c3-13 4-16 32-16 9 0 12 0 12-7 0-4-4-4-6-4-10 0-36 1-46 1-11 0-37-1-47-1-3 0-7 0-7 7 0 4 3 4 10 4 14 0 24 0 24 7 0 1 0 2-1 5l-48 191c-3 13-4 16-32 16-8 0-11 0-11 7 0 4 4 4 5 4 11 0 36-1 47-1 10 0 36 1 47 1 3 0 7 0 7-7 0-4-3-4-11-4-6 0-8 0-15-1-7 0-9-2-9-6 0-2 1-5 2-8z">
            <text:p/>
          </draw:path>
          <draw:path draw:style-name="gr14" draw:layer="layout" svg:width="0.19cm" svg:height="0.167cm" svg:x="12.069cm" svg:y="0.762cm" svg:viewBox="0 0 191 168" svg:d="M179 111c1-3 1-4 1-5s-1-3-4-3c0 0-2 0-3 1 0 0 0 1-3 7-16 36-29 48-69 48h-42c-8 0-8 0-8-2 0-1 0-2 1-6l16-66h28c19 0 22 3 22 12 0 2 0 6-1 11-1 2-1 2-1 3 0 0 0 3 4 3s4-1 5-5l13-55c1-3 1-3 1-3 0-3-2-4-4-4-3 0-3 2-5 7-5 19-13 22-34 22h-26l15-59c2-7 3-8 13-8h40c33 0 41 7 41 29 0 6-1 13-1 15s1 4 4 4c4 0 4-2 4-7l5-43c1-7-1-7-7-7h-136c-5 0-8 0-8 5 0 4 3 4 8 4 4 0 5 0 9 0 5 1 6 1 6 4 0 2-1 4-1 5l-33 130c-2 9-2 11-22 11-4 0-7 0-7 6 0 3 3 3 7 3h140c6 0 7 0 9-4z">
            <text:p/>
          </draw:path>
          <draw:path draw:style-name="gr14" draw:layer="layout" svg:width="0.251cm" svg:height="0.248cm" svg:x="12.304cm" svg:y="0.636cm" svg:viewBox="0 0 252 249" svg:d="M118 24c2-8 3-12 10-13 3 0 14 0 21 0 25 0 64 0 64 35 0 12-5 36-19 50-9 9-28 20-60 20h-39zM169 121c35-8 77-32 77-68 0-30-31-53-78-53h-100c-7 0-10 0-10 7 0 4 3 4 9 4 1 0 8 0 14 1 6 0 9 1 9 5 0 2 0 3-1 7l-47 189c-4 14-5 17-32 17-7 0-10 0-10 7 0 4 4 4 5 4 10 0 35-1 44-1 10 0 35 1 45 1 3 0 7 0 7-7 0-4-3-4-10-4-13 0-23 0-23-6 0-2 1-4 2-6l23-94h42c32 0 38 20 38 32 0 6-3 17-5 25-2 10-5 23-5 30 0 38 42 38 47 38 30 0 42-36 42-41 0-4-4-4-4-4-3 0-4 2-5 5-9 26-24 32-32 32-12 0-14-8-14-22 0-10 2-28 3-40 1-5 2-11 2-16 0-27-24-38-33-42z">
            <text:p/>
          </draw:path>
          <draw:path draw:style-name="gr14" draw:layer="layout" svg:width="0.19cm" svg:height="0.167cm" svg:x="12.574cm" svg:y="0.762cm" svg:viewBox="0 0 191 168" svg:d="M179 111c1-3 1-4 1-5s-1-3-4-3c0 0-2 0-3 1 0 0 0 1-3 7-16 36-29 48-69 48h-42c-8 0-8 0-8-2 0-1 0-2 1-6l16-66h28c19 0 22 3 22 12 0 2 0 6-1 11-1 2-1 2-1 3 0 0 0 3 4 3s4-1 5-5l13-55c1-3 1-3 1-3 0-3-2-4-4-4-3 0-3 2-5 7-5 19-13 22-34 22h-26l15-59c2-7 3-8 13-8h40c33 0 41 7 41 29 0 6-1 13-1 15s1 4 4 4c4 0 4-2 4-7l5-43c1-7-1-7-7-7h-136c-5 0-8 0-8 5 0 4 3 4 8 4 4 0 5 0 9 0 5 1 6 1 6 4 0 2-1 4-1 5l-33 130c-2 9-2 11-22 11-4 0-7 0-7 6 0 3 3 3 7 3h140c6 0 7 0 9-4z">
            <text:p/>
          </draw:path>
          <draw:path draw:style-name="gr14" draw:layer="layout" svg:width="0.163cm" svg:height="0.24cm" svg:x="8.538cm" svg:y="1.564cm" svg:viewBox="0 0 164 241" svg:d="M120 27c3-13 4-16 32-16 9 0 12 0 12-7 0-4-4-4-6-4-10 0-36 1-46 1-11 0-37-1-47-1-3 0-7 0-7 7 0 4 3 4 10 4 14 0 24 0 24 7 0 1 0 2-1 5l-48 191c-3 13-4 16-32 16-8 0-11 0-11 7 0 4 4 4 5 4 11 0 36-1 47-1 10 0 36 1 47 1 3 0 7 0 7-7 0-4-3-4-11-4-6 0-8 0-15-1-7 0-9-2-9-6 0-2 1-5 2-8z">
            <text:p/>
          </draw:path>
          <draw:path draw:style-name="gr14" draw:layer="layout" svg:width="0.19cm" svg:height="0.167cm" svg:x="8.698cm" svg:y="1.69cm" svg:viewBox="0 0 191 168" svg:d="M179 111c1-3 1-4 1-5s-1-3-4-3c0 0-2 0-3 1 0 0 0 1-3 7-16 36-29 48-69 48h-42c-8 0-8 0-8-2 0-1 0-2 1-6l16-66h28c19 0 22 3 22 12 0 2 0 6-1 11-1 2-1 2-1 3 0 0 0 3 4 3s4-1 5-5l13-55c1-3 1-3 1-3 0-3-2-4-4-4-3 0-3 2-5 7-5 19-13 22-34 22h-26l15-59c2-7 3-8 13-8h40c33 0 41 7 41 29 0 6-1 13-1 15s1 4 4 4c4 0 4-2 4-7l5-43c1-7-1-7-7-7h-136c-5 0-8 0-8 5 0 4 3 4 8 4 4 0 5 0 9 0 5 1 6 1 6 4 0 2-1 4-1 5l-33 130c-2 9-2 11-22 11-4 0-7 0-7 6 0 3 3 3 7 3h140c6 0 7 0 9-4z">
            <text:p/>
          </draw:path>
          <draw:path draw:style-name="gr14" draw:layer="layout" svg:width="0.234cm" svg:height="0.082cm" svg:x="9.036cm" svg:y="1.675cm" svg:viewBox="0 0 235 83" svg:d="M223 14c5 0 12 0 12-7s-7-7-12-7h-211c-5 0-12 0-12 7s7 7 12 7zM223 83c5 0 12 0 12-7s-7-7-12-7h-211c-5 0-12 0-12 7s7 7 12 7z">
            <text:p/>
          </draw:path>
          <draw:path draw:style-name="gr14" draw:layer="layout" svg:width="0.251cm" svg:height="0.248cm" svg:x="9.449cm" svg:y="1.326cm" svg:viewBox="0 0 252 249" svg:d="M202 40c17-27 32-28 45-29 4 0 5-6 5-7 0-3-2-4-5-4-9 0-19 1-29 1-12 0-24-1-35-1-2 0-7 0-7 7 0 4 4 4 6 4 10 1 16 4 16 12 0 5-5 13-5 13l-108 172-24-186c0-6 8-11 24-11 5 0 9 0 9-7 0-3-3-4-5-4-14 0-29 1-44 1-6 0-13 0-19 0-7 0-13-1-19-1-3 0-7 0-7 7 0 4 3 4 9 4 20 0 20 3 21 12l28 218c1 7 2 8 7 8 6 0 7-2 10-7z">
            <text:p/>
          </draw:path>
          <draw:path draw:style-name="gr14" draw:layer="layout" svg:width="0.188cm" svg:height="0.168cm" svg:x="9.652cm" svg:y="1.451cm" svg:viewBox="0 0 189 169" svg:d="M29 150c-2 8-3 10-22 10-4 0-7 0-7 5 0 4 3 4 7 4h96c42 0 74-28 74-53 0-18-16-33-43-35 30-6 55-25 55-46 0-19-19-35-51-35h-90c-5 0-8 0-8 5 0 4 3 4 8 4 0 0 5 0 9 0 6 1 6 1 6 4 0 0 0 2-1 5zM69 78l15-61c2-7 2-8 12-8h38c25 0 31 16 31 26 0 20-23 43-56 43zM57 160c-8 0-8 0-8-2 0-1 0-2 1-6l17-67h52c24 0 33 15 33 29 0 25-25 46-55 46z">
            <text:p/>
          </draw:path>
          <draw:path draw:style-name="gr14" draw:layer="layout" svg:width="0.188cm" svg:height="0.168cm" svg:x="9.876cm" svg:y="1.451cm" svg:viewBox="0 0 189 169" svg:d="M29 150c-2 8-3 10-22 10-4 0-7 0-7 5 0 4 3 4 7 4h96c42 0 74-28 74-53 0-18-16-33-43-35 30-6 55-25 55-46 0-19-19-35-51-35h-90c-5 0-8 0-8 5 0 4 3 4 8 4 0 0 5 0 9 0 6 1 6 1 6 4 0 0 0 2-1 5zM69 78l15-61c2-7 2-8 12-8h38c25 0 31 16 31 26 0 20-23 43-56 43zM57 160c-8 0-8 0-8-2 0-1 0-2 1-6l17-67h52c24 0 33 15 33 29 0 25-25 46-55 46z">
            <text:p/>
          </draw:path>
          <draw:path draw:style-name="gr14" draw:layer="layout" svg:width="0.215cm" svg:height="0.014cm" svg:x="10.208cm" svg:y="1.471cm" svg:viewBox="0 0 216 15" svg:d="M203 15c6 0 13 0 13-7 0-8-7-8-13-8h-191c-6 0-12 0-12 8 0 7 6 7 12 7z">
            <text:p/>
          </draw:path>
          <draw:path draw:style-name="gr14" draw:layer="layout" svg:width="0.251cm" svg:height="0.248cm" svg:x="10.55cm" svg:y="1.326cm" svg:viewBox="0 0 252 249" svg:d="M202 40c17-27 32-28 45-29 4 0 5-6 5-7 0-3-2-4-5-4-9 0-19 1-29 1-12 0-24-1-35-1-2 0-7 0-7 7 0 4 4 4 6 4 10 1 16 4 16 12 0 5-5 13-5 13l-108 172-24-186c0-6 8-11 24-11 5 0 9 0 9-7 0-3-3-4-5-4-14 0-29 1-44 1-6 0-13 0-19 0-7 0-13-1-19-1-3 0-7 0-7 7 0 4 3 4 9 4 20 0 20 3 21 12l28 218c1 7 2 8 7 8 6 0 7-2 10-7z">
            <text:p/>
          </draw:path>
          <draw:path draw:style-name="gr14" draw:layer="layout" svg:width="0.188cm" svg:height="0.168cm" svg:x="10.753cm" svg:y="1.451cm" svg:viewBox="0 0 189 169" svg:d="M29 150c-2 8-3 10-22 10-4 0-7 0-7 5 0 4 3 4 7 4h96c42 0 74-28 74-53 0-18-16-33-43-35 30-6 55-25 55-46 0-19-19-35-51-35h-90c-5 0-8 0-8 5 0 4 3 4 8 4 0 0 5 0 9 0 6 1 6 1 6 4 0 0 0 2-1 5zM69 78l15-61c2-7 2-8 12-8h38c25 0 31 16 31 26 0 20-23 43-56 43zM57 160c-8 0-8 0-8-2 0-1 0-2 1-6l17-67h52c24 0 33 15 33 29 0 25-25 46-55 46z">
            <text:p/>
          </draw:path>
          <draw:path draw:style-name="gr14" draw:layer="layout" svg:width="0.19cm" svg:height="0.167cm" svg:x="10.976cm" svg:y="1.452cm" svg:viewBox="0 0 191 168" svg:d="M179 111c1-3 1-4 1-5s-1-3-4-3c0 0-2 0-3 1 0 0 0 1-3 7-16 36-29 48-69 48h-42c-8 0-8 0-8-2 0-1 0-2 1-6l16-66h28c19 0 22 3 22 12 0 2 0 6-1 11-1 2-1 2-1 3 0 0 0 3 4 3s4-1 5-5l13-55c1-3 1-3 1-3 0-3-2-4-4-4-3 0-3 2-5 7-5 19-13 22-34 22h-26l15-59c2-7 3-8 13-8h40c33 0 41 7 41 29 0 6-1 13-1 15s1 4 4 4c4 0 4-2 4-7l5-43c1-7-1-7-7-7h-136c-5 0-8 0-8 5 0 4 3 4 8 4 4 0 5 0 9 0 5 1 6 1 6 4 0 2-1 4-1 5l-33 130c-2 9-2 11-22 11-4 0-7 0-7 6 0 3 3 3 7 3h140c6 0 7 0 9-4z">
            <text:p/>
          </draw:path>
          <draw:polygon draw:style-name="gr14" draw:layer="layout" svg:width="1.768cm" svg:height="0.014cm" svg:x="9.429cm" svg:y="1.709cm" svg:viewBox="0 0 1769 15" draw:points="884,15 0,15 0,0 1769,0 1769,15">
            <text:p/>
          </draw:polygon>
          <draw:path draw:style-name="gr14" draw:layer="layout" svg:width="0.191cm" svg:height="0.173cm" svg:x="9.654cm" svg:y="1.765cm" svg:viewBox="0 0 192 174" svg:d="M85 17c1-7 2-7 7-8h16c23 0 52 0 52 25 0 11-5 26-17 35-10 8-25 12-42 12h-32zM129 85c30-7 56-25 56-47 0-21-25-38-61-38h-76c-5 0-8 0-8 5 0 4 3 4 8 4 0 0 5 0 9 0 6 1 6 1 6 4 0 0 0 2-1 5l-33 132c-2 8-2 10-22 10-4 0-7 0-7 5 0 3 2 4 4 4 5 0 10-1 15-1s12 0 17 0 10 0 15 0c6 0 12 1 17 1 1 0 5 0 5-5 0-4-2-4-8-4-4 0-5 0-9 0-6-1-6-2-6-4 0 0 0-2 1-6l16-62h33c22 0 31 10 31 22 0 3-2 12-4 17-3 12-4 16-4 20 0 19 18 27 37 27 23 0 32-24 32-29 0 0 0-3-4-3-3 0-4 2-4 4-4 11-13 21-23 21-7 0-11-3-11-16 0-6 1-19 2-26 1-6 1-9 1-11 0-3 0-11-7-19-5-5-11-8-17-10z">
            <text:p/>
          </draw:path>
          <draw:path draw:style-name="gr14" draw:layer="layout" svg:width="0.148cm" svg:height="0.12cm" svg:x="9.869cm" svg:y="1.849cm" svg:viewBox="0 0 149 121" svg:d="M22 106c-1 6-1 7-15 7-4 0-7 0-7 5 0 3 3 3 6 3h77c32 0 57-20 57-38 0-11-10-22-34-25 18-3 43-14 43-32 0-15-18-26-42-26h-73c-3 0-6 0-6 5 0 3 3 3 7 3 2 0 7 0 11 1 0 2 0 3 0 4zM52 55l11-41c1-6 1-6 8-6h33c17 0 26 9 26 18 0 15-19 29-44 29zM44 113c-2 0-4 0-6 0 0-2 0-2 1-3l12-49h43c18 0 27 11 27 22 0 17-21 30-43 30z">
            <text:p/>
          </draw:path>
          <draw:polygon draw:style-name="gr14" draw:layer="layout" svg:width="0.528cm" svg:height="0.014cm" svg:x="9.582cm" svg:y="1.983cm" svg:viewBox="0 0 529 15" draw:points="264,15 0,15 0,0 529,0 529,15">
            <text:p/>
          </draw:polygon>
          <draw:path draw:style-name="gr14" draw:layer="layout" svg:width="0.144cm" svg:height="0.221cm" svg:x="9.594cm" svg:y="2.025cm" svg:viewBox="0 0 145 222" svg:d="M145 34c0-21-19-34-41-34-34 0-59 39-65 64l-39 155c0 2 2 3 4 3s4 0 4-2l17-66c5 12 17 22 37 22 35 0 74-25 74-62 0-15-7-30-20-38 13-8 29-22 29-42zM96 76c-4 1-6 2-13 2-4 0-10-1-12-2 3-1 10-1 12-1 4 0 9 0 13 1zM128 30c0 13-6 32-21 41-5-2-10-3-24-3-8 0-21 0-21 9 0 6 8 7 21 7 8 0 15-1 23-3 8 5 11 15 11 26 0 36-24 63-54 63-19 0-33-12-33-32 0-2 0-5 1-7l16-66c6-23 28-58 57-58 14 0 24 8 24 23z">
            <text:p/>
          </draw:path>
          <draw:path draw:style-name="gr14" draw:layer="layout" svg:width="0.181cm" svg:height="0.181cm" svg:x="9.771cm" svg:y="2.047cm" svg:viewBox="0 0 182 182" svg:d="M97 97h76c3 0 9 0 9-6s-6-6-9-6h-76v-76c0-3 0-9-6-9s-6 6-6 9v76h-76c-3 0-9 0-9 6s6 6 9 6h76v76c0 3 0 9 6 9s6-5 6-9z">
            <text:p/>
          </draw:path>
          <draw:path draw:style-name="gr14" draw:layer="layout" svg:width="0.09cm" svg:height="0.163cm" svg:x="9.997cm" svg:y="2.035cm" svg:viewBox="0 0 91 164" svg:d="M56 7c0-7 0-7-7-7-16 16-39 16-49 16v9c6 0 22 0 36-7v126c0 8 0 11-25 11h-9v9c4 0 35-1 44-1 8 0 39 1 45 1v-9h-10c-25 0-25-3-25-11z">
            <text:p/>
          </draw:path>
          <draw:path draw:style-name="gr14" draw:layer="layout" svg:width="0.234cm" svg:height="0.234cm" svg:x="10.25cm" svg:y="1.873cm" svg:viewBox="0 0 235 235" svg:d="M125 125h98c5 0 12 0 12-7 0-8-7-8-12-8h-98v-98c0-5 0-12-7-12-8 0-8 7-8 12v98h-98c-5 0-12 0-12 8 0 7 7 7 12 7h98v98c0 5 0 12 8 12 7 0 7-7 7-12z">
            <text:p/>
          </draw:path>
          <draw:path draw:style-name="gr14" draw:layer="layout" svg:width="0.251cm" svg:height="0.248cm" svg:x="10.596cm" svg:y="1.838cm" svg:viewBox="0 0 252 249" svg:d="M118 24c2-8 3-12 10-13 3 0 14 0 21 0 25 0 64 0 64 35 0 12-5 36-19 50-9 9-28 20-60 20h-39zM169 121c35-8 77-32 77-68 0-30-31-53-78-53h-100c-7 0-10 0-10 7 0 4 3 4 9 4 1 0 8 0 14 1 6 0 9 1 9 5 0 2 0 3-1 7l-47 189c-4 14-5 17-32 17-7 0-10 0-10 7 0 4 4 4 5 4 10 0 35-1 44-1 10 0 35 1 45 1 3 0 7 0 7-7 0-4-3-4-10-4-13 0-23 0-23-6 0-2 1-4 2-6l23-94h42c32 0 38 20 38 32 0 6-3 17-5 25-2 10-5 23-5 30 0 38 42 38 47 38 30 0 42-36 42-41 0-4-4-4-4-4-3 0-4 2-5 5-9 26-24 32-32 32-12 0-14-8-14-22 0-10 2-28 3-40 1-5 2-11 2-16 0-27-24-38-33-42z">
            <text:p/>
          </draw:path>
          <draw:path draw:style-name="gr14" draw:layer="layout" svg:width="0.19cm" svg:height="0.167cm" svg:x="10.865cm" svg:y="1.963cm" svg:viewBox="0 0 191 168" svg:d="M179 111c1-3 1-4 1-5s-1-3-4-3c0 0-2 0-3 1 0 0 0 1-3 7-16 36-29 48-69 48h-42c-8 0-8 0-8-2 0-1 0-2 1-6l16-66h28c19 0 22 3 22 12 0 2 0 6-1 11-1 2-1 2-1 3 0 0 0 3 4 3s4-1 5-5l13-55c1-3 1-3 1-3 0-3-2-4-4-4-3 0-3 2-5 7-5 19-13 22-34 22h-26l15-59c2-7 3-8 13-8h40c33 0 41 7 41 29 0 6-1 13-1 15s1 4 4 4c4 0 4-2 4-7l5-43c1-7-1-7-7-7h-136c-5 0-8 0-8 5 0 4 3 4 8 4 4 0 5 0 9 0 5 1 6 1 6 4 0 2-1 4-1 5l-33 130c-2 9-2 11-22 11-4 0-7 0-7 6 0 3 3 3 7 3h140c6 0 7 0 9-4z">
            <text:p/>
          </draw:path>
          <draw:path draw:style-name="gr14" draw:layer="layout" svg:width="0.234cm" svg:height="0.15cm" svg:x="11.356cm" svg:y="1.634cm" svg:viewBox="0 0 235 151" svg:d="M235 11c0-7-2-11-5-11-1 0-4 2-4 10-2 24-27 39-50 39-20 0-38-11-56-24-19-12-38-25-61-25-33 0-59 25-59 58 0 7 3 10 5 10 3 0 5-6 5-8 2-30 31-40 49-40 20 0 38 11 56 23 19 13 39 26 61 26 33 0 59-25 59-58zM235 94c0-11-4-11-5-11s-4 2-4 9c-2 25-27 39-50 39-20 0-38-11-56-23-19-13-38-26-61-26-33 0-59 26-59 58 0 8 3 11 5 11 3 0 5-7 5-8 2-30 31-41 49-41 20 0 38 11 56 24 19 12 39 25 61 25 34 0 59-26 59-57z">
            <text:p/>
          </draw:path>
          <draw:path draw:style-name="gr14" draw:layer="layout" svg:width="0.163cm" svg:height="0.24cm" svg:x="11.719cm" svg:y="1.564cm" svg:viewBox="0 0 164 241" svg:d="M120 27c3-13 4-16 32-16 9 0 12 0 12-7 0-4-4-4-6-4-10 0-36 1-46 1-11 0-37-1-47-1-3 0-7 0-7 7 0 4 3 4 10 4 14 0 24 0 24 7 0 1 0 2-1 5l-48 191c-3 13-4 16-32 16-8 0-11 0-11 7 0 4 4 4 5 4 11 0 36-1 47-1 10 0 36 1 47 1 3 0 7 0 7-7 0-4-3-4-11-4-6 0-8 0-15-1-7 0-9-2-9-6 0-2 1-5 2-8z">
            <text:p/>
          </draw:path>
          <draw:path draw:style-name="gr14" draw:layer="layout" svg:width="0.19cm" svg:height="0.178cm" svg:x="11.879cm" svg:y="1.684cm" svg:viewBox="0 0 191 179" svg:d="M191 3c0-1-1-3-3-3s-2 0-4 3l-19 19c-2-3-16-22-46-22-60 0-119 53-119 109 0 40 32 70 76 70 13 0 37-3 62-24 20-17 25-38 25-40 0-4-2-4-4-4-3 0-3 2-4 4-10 34-45 55-75 55-26 0-55-14-55-53 0-7 1-46 30-78 17-19 43-30 66-30 29 0 46 21 46 48 0 7-1 9-1 11 0 3 3 3 5 3 4 0 4-1 5-6z">
            <text:p/>
          </draw:path>
        </draw:g>
        <draw:frame draw:style-name="gr15" draw:text-style-name="P1" draw:layer="layout" svg:width="2.719cm" svg:height="0.845cm" svg:x="8.901cm" svg:y="3.416cm">
          <draw:image xlink:href="Pictures/2000000100000AA00000034E901CA56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07T09:16:12.217655042</dc:date>
    <meta:editing-duration>PT7M23S</meta:editing-duration>
    <meta:editing-cycles>3</meta:editing-cycles>
    <meta:generator>LibreOffice/4.2.8.2$Linux_x86 LibreOffice_project/420m0$Build-2</meta:generator>
    <meta:document-statistic meta:object-count="62"/>
  </office:meta>
</office:document-meta>
</file>

<file path=Object 12/content.xml><?xml version="1.0" encoding="utf-8"?>
<math xmlns="http://www.w3.org/1998/Math/MathML">
  <semantics>
    <mrow>
      <mo stretchy="false">−</mo>
    </mrow>
    <annotation encoding="StarMath 5.0">-{}</annotation>
  </semantics>
</math>
</file>

<file path=Object 2/content.xml><?xml version="1.0" encoding="utf-8"?>
<math xmlns="http://www.w3.org/1998/Math/MathML">
  <semantics>
    <mrow>
      <mo stretchy="false">+</mo>
    </mrow>
    <annotation encoding="StarMath 5.0">+{}</annotation>
  </semantics>
</math>
</file>